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5cm" fo:min-width="11cm" loext:decorative="false"/>
    </style:style>
    <style:style style:name="gr3" style:family="graphic" style:parent-style-name="Arrow_20_Line">
      <style:graphic-properties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cm" svg:stroke-color="#ff420e" svg:stroke-linecap="butt" draw:fill="solid" draw:fill-color="#579d1c" draw:textarea-horizontal-align="justify" draw:textarea-vertical-align="middle" draw:auto-grow-height="false" fo:min-height="3.5cm" fo:min-width="0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cm" svg:stroke-color="#ff420e" svg:stroke-linecap="butt" draw:fill="solid" draw:fill-color="#579d1c" draw:textarea-horizontal-align="justify" draw:textarea-vertical-align="middle" draw:auto-grow-height="false" fo:min-height="6.716cm" fo:min-width="0.342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18cm" loext:decorative="false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cm" svg:stroke-color="#ff420e" svg:stroke-linecap="butt" draw:fill="solid" draw:fill-color="#579d1c" draw:textarea-horizontal-align="justify" draw:textarea-vertical-align="middle" draw:auto-grow-height="false" fo:min-height="6.717cm" fo:min-width="0.342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19cm" loext:decorative="false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cm" svg:stroke-color="#ff420e" svg:stroke-linecap="butt" draw:fill="solid" draw:fill-color="#579d1c" draw:textarea-horizontal-align="justify" draw:textarea-vertical-align="middle" draw:auto-grow-height="false" fo:min-height="6.717cm" fo:min-width="0.3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52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98cm" loext:decorative="false"/>
      <style:paragraph-properties style:writing-mode="lr-tb"/>
    </style:style>
    <style:style style:name="gr13" style:family="graphic" style:parent-style-name="standard">
      <style:graphic-properties draw:stroke="dash" draw:stroke-dash="Double_20_Dash_20__28_Rounded_29_" svg:stroke-width="0.053cm" svg:stroke-color="#004586" draw:marker-start-width="0.279cm" draw:marker-end-width="0.279cm" svg:stroke-linecap="round" draw:opacity="0%" draw:textarea-horizontal-align="justify" draw:textarea-vertical-align="middle" draw:auto-grow-height="false" fo:min-height="0.498cm" fo:min-width="0.248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802cm" fo:min-width="0cm" fo:padding-top="0.165cm" fo:padding-bottom="0.165cm" fo:padding-left="0.29cm" fo:padding-right="0.29cm" fo:wrap-option="wrap" loext:decorative="false"/>
    </style:style>
    <style:style style:name="gr15" style:family="graphic" style:parent-style-name="standard">
      <style:graphic-properties svg:stroke-width="0.053cm" svg:stroke-color="#ffd320" draw:marker-start-width="0.279cm" draw:marker-end-width="0.279cm" draw:fill="none" draw:textarea-vertical-align="middle" draw:auto-grow-height="false" fo:min-height="0.256cm" fo:min-width="0cm" fo:padding-top="0.151cm" fo:padding-bottom="0.151cm" fo:padding-left="0.276cm" fo:padding-right="0.276cm" fo:wrap-option="wrap" loext:decorative="false"/>
    </style:style>
    <style:style style:name="gr16" style:family="graphic" style:parent-style-name="standard">
      <style:graphic-properties draw:stroke="dash" draw:stroke-dash="Long_20_Dot" svg:stroke-width="0.053cm" svg:stroke-color="#ffd320" draw:marker-start-width="0.279cm" draw:marker-end-width="0.279cm" svg:stroke-linecap="butt" draw:opacity="0%" draw:textarea-horizontal-align="justify" draw:textarea-vertical-align="middle" draw:auto-grow-height="false" fo:min-height="0.23cm" fo:min-width="0.248cm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68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579d1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custom-shape draw:style-name="gr2" draw:text-style-name="P1" draw:layer="layout" svg:width="11.5cm" svg:height="3.75cm" svg:x="4.805cm" svg:y="2.319cm">
            <text:p/>
            <draw:enhanced-geometry svg:viewBox="0 0 21600 21600" draw:type="rectangle" draw:enhanced-path="M 0 0 L 21600 0 21600 21600 0 21600 0 0 Z N"/>
          </draw:custom-shape>
          <draw:measure draw:style-name="gr3" draw:text-style-name="P1" draw:layer="measurelines" svg:x1="4.555cm" svg:y1="6.069cm" svg:x2="4.555cm" svg:y2="2.319cm">
            <text:p text:style-name="P2">1000мм</text:p>
          </draw:measure>
          <draw:measure draw:style-name="gr3" draw:text-style-name="P1" draw:layer="measurelines" svg:x1="4.805cm" svg:y1="2.069cm" svg:x2="16.305cm" svg:y2="2.069cm">
            <text:p text:style-name="P2">2000мм</text:p>
          </draw:measure>
          <draw:custom-shape draw:style-name="gr4" draw:text-style-name="P3" draw:layer="layout" svg:width="0.5cm" svg:height="3.75cm" svg:x="15.805cm" svg:y="2.3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3.75cm" svg:x="15.805cm" svg:y="2.3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3.75cm" svg:x="15.305cm" svg:y="2.3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3.75cm" svg:x="14.805cm" svg:y="2.319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1.25cm" svg:height="0.962cm" svg:x="15.63cm" svg:y="2.435cm">
            <draw:text-box>
              <text:p>1</text:p>
            </draw:text-box>
          </draw:frame>
          <draw:frame draw:style-name="gr5" draw:text-style-name="P4" draw:layer="layout" svg:width="1.25cm" svg:height="0.962cm" svg:x="15.184cm" svg:y="3.422cm">
            <draw:text-box>
              <text:p>2</text:p>
            </draw:text-box>
          </draw:frame>
          <draw:frame draw:style-name="gr5" draw:text-style-name="P4" draw:layer="layout" svg:width="1.25cm" svg:height="0.962cm" svg:x="14.643cm" svg:y="4.997cm">
            <draw:text-box>
              <text:p>3</text:p>
            </draw:text-box>
          </draw:frame>
        </draw:g>
        <draw:g draw:style-name="gr1">
          <draw:custom-shape draw:style-name="gr6" draw:text-style-name="P3" draw:layer="layout" svg:width="0.842cm" svg:height="6.966cm" svg:x="6.173cm" svg:y="9.26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0.946cm" svg:height="0.962cm" svg:x="6.246cm" svg:y="12.219cm">
            <draw:text-box>
              <text:p>1</text:p>
            </draw:text-box>
          </draw:frame>
          <draw:measure draw:style-name="gr3" draw:text-style-name="P1" draw:layer="measurelines" svg:x1="6.149cm" svg:y1="9.342cm" svg:x2="6.99cm" svg:y2="9.342cm">
            <text:p text:style-name="P2">W</text:p>
          </draw:measure>
          <draw:measure draw:style-name="gr3" draw:text-style-name="P1" draw:layer="measurelines" svg:x1="6.173cm" svg:y1="16.231cm" svg:x2="6.173cm" svg:y2="9.265cm">
            <text:p text:style-name="P2">1000mm</text:p>
          </draw:measure>
          <draw:custom-shape draw:style-name="gr6" draw:text-style-name="P3" draw:layer="layout" svg:width="0.842cm" svg:height="6.966cm" svg:x="10.293cm" svg:y="9.29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0.946cm" svg:height="0.962cm" svg:x="10.366cm" svg:y="12.252cm">
            <draw:text-box>
              <text:p>2</text:p>
            </draw:text-box>
          </draw:frame>
          <draw:measure draw:style-name="gr3" draw:text-style-name="P1" draw:layer="measurelines" svg:x1="10.269cm" svg:y1="9.375cm" svg:x2="11.11cm" svg:y2="9.375cm">
            <text:p text:style-name="P2">W</text:p>
          </draw:measure>
          <draw:measure draw:style-name="gr3" draw:text-style-name="P1" draw:layer="measurelines" svg:x1="10.232cm" svg:y1="16.231cm" svg:x2="10.293cm" svg:y2="9.298cm">
            <text:p text:style-name="P2">1000mm</text:p>
          </draw:measure>
          <draw:custom-shape draw:style-name="gr8" draw:text-style-name="P3" draw:layer="layout" svg:width="0.842cm" svg:height="6.967cm" svg:x="14.485cm" svg:y="9.20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4" draw:layer="layout" svg:width="0.947cm" svg:height="0.962cm" svg:x="14.557cm" svg:y="12.163cm">
            <draw:text-box>
              <text:p>3</text:p>
            </draw:text-box>
          </draw:frame>
          <draw:measure draw:style-name="gr3" draw:text-style-name="P1" draw:layer="measurelines" svg:x1="14.461cm" svg:y1="9.287cm" svg:x2="15.302cm" svg:y2="9.287cm">
            <text:p text:style-name="P2">W</text:p>
          </draw:measure>
          <draw:measure draw:style-name="gr3" draw:text-style-name="P1" draw:layer="measurelines" svg:x1="14.423cm" svg:y1="16.142cm" svg:x2="14.485cm" svg:y2="9.209cm">
            <text:p text:style-name="P2">1000mm</text:p>
          </draw:measure>
        </draw:g>
        <draw:custom-shape draw:style-name="gr10" draw:text-style-name="P3" draw:layer="layout" svg:width="0.8cm" svg:height="6.967cm" svg:x="10.188cm" svg:y="19.474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947cm" svg:height="0.962cm" svg:x="10.26cm" svg:y="22.428cm">
          <draw:text-box>
            <text:p>1</text:p>
          </draw:text-box>
        </draw:frame>
        <draw:measure draw:style-name="gr3" draw:text-style-name="P1" draw:layer="measurelines" svg:x1="10.164cm" svg:y1="19.552cm" svg:x2="11.005cm" svg:y2="19.552cm">
          <text:p text:style-name="P2">W</text:p>
        </draw:measure>
        <draw:measure draw:style-name="gr3" draw:text-style-name="P1" draw:layer="measurelines" svg:x1="10.126cm" svg:y1="26.407cm" svg:x2="10.188cm" svg:y2="19.474cm">
          <text:p text:style-name="P2">1000mm</text:p>
        </draw:measure>
        <draw:frame draw:style-name="gr11" draw:text-style-name="P4" draw:layer="layout" svg:width="4.185cm" svg:height="3.772cm" svg:x="17.124cm" svg:y="2.514cm">
          <draw:text-box>
            <text:p>Отрезка от 2000мм w</text:p>
          </draw:text-box>
        </draw:frame>
        <draw:frame draw:style-name="gr11" draw:text-style-name="P4" draw:layer="layout" svg:width="4.185cm" svg:height="4.517cm" svg:x="16.424cm" svg:y="10.058cm">
          <draw:text-box>
            <text:p>Так выгдялят ленты до нарезания на штучные загатовки</text:p>
          </draw:text-box>
        </draw:frame>
        <draw:frame draw:style-name="gr12" draw:text-style-name="P4" draw:layer="layout" svg:width="2.12cm" svg:height="1.348cm" svg:x="12.568cm" svg:y="22.737cm">
          <draw:text-box>
            <text:p><text:s/>p и q </text:p>
          </draw:text-box>
        </draw:frame>
        <draw:custom-shape draw:style-name="gr13" draw:text-style-name="P5" draw:layer="layout" svg:width="0.8cm" svg:height="0.8cm" svg:x="10.188cm" svg:y="25.6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0.8cm" svg:height="0.8cm" svg:x="10.188cm" svg:y="24.8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0.8cm" svg:height="0.8cm" svg:x="10.188cm" svg:y="24.0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0.8cm" svg:height="0.8cm" svg:x="10.188cm" svg:y="23.2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0.8cm" svg:height="0.8cm" svg:x="10.188cm" svg:y="22.4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0.8cm" svg:height="0.8cm" svg:x="10.188cm" svg:y="21.6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0.8cm" svg:height="0.8cm" svg:x="10.188cm" svg:y="20.8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0.8cm" svg:height="0.8cm" svg:x="10.188cm" svg:y="20.04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6" draw:layer="layout" svg:width="1.378cm" svg:height="6.384cm" svg:x="11.053cm" svg:y="20.0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5" draw:text-style-name="P6" draw:layer="layout" svg:width="1.378cm" svg:height="0.588cm" svg:x="11.045cm" svg:y="19.461cm">
          <text:p/>
          <draw:enhanced-geometry svg:viewBox="0 0 21600 21600" draw:glue-points="0 0 0 21600 21600 10800" draw:text-areas="0 ?f9 7800 ?f10" draw:mirror-horizontal="false" draw:mirror-vertical="false" draw:type="right-brace" draw:modifiers="1800 11405.093378607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6" draw:text-style-name="P5" draw:layer="layout" svg:width="0.8cm" svg:height="0.532cm" svg:x="10.185cm" svg:y="19.487cm">
          <text:p/>
          <draw:enhanced-geometry svg:viewBox="0 0 21600 21600" draw:mirror-vertical="true" draw:type="rectangle" draw:enhanced-path="M 0 0 L 21600 0 21600 21600 0 21600 0 0 Z N"/>
        </draw:custom-shape>
        <draw:frame draw:style-name="gr17" draw:text-style-name="P4" draw:layer="layout" svg:width="7.441cm" svg:height="3.095cm" svg:x="12.41cm" svg:y="18.329cm">
          <draw:text-box>
            <text:p>Остаток который выкидывается или оставляется после проверки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9T11:58:38.167100600</dc:date>
    <dc:description>Create flowcharts, top-down diagrams, information tracking diagrams, process planning diagrams, and structure prediction diagrams</dc:description>
    <dc:language>en-US</dc:language>
    <dc:title>Flowchart Template</dc:title>
    <meta:creation-date>2021-03-02T06:40:37Z</meta:creation-date>
    <meta:initial-creator>Microsoft Corporation</meta:initial-creator>
    <meta:generator>LibreOffice/25.8.4.2$Windows_X86_64 LibreOffice_project/290daaa01b999472f0c7a3890eb6a550fd74c6df</meta:generator>
    <meta:print-date>2026-01-19T11:17:58.107654000</meta:print-date>
    <meta:editing-duration>PT34M24S</meta:editing-duration>
    <meta:editing-cycles>1</meta:editing-cycles>
    <meta:document-statistic meta:object-count="43"/>
    <meta:user-defined meta:name="category">Flowcharts</meta:user-defined>
  </office:meta>
</office:document-meta>
</file>